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3948" officeooo:paragraph-rsid="001b394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b39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3rd</text:span> of <text:span text:style-name="T3">September</text:span> <text:span text:style-name="T3">2025</text:span> under the <text:span text:style-name="T3">47th</text:span> PA Meeting.</text:p>
      <text:p text:style-name="P1"/>
      <text:p text:style-name="P1">The Assembly, recognising the current situation,</text:p>
      <text:p text:style-name="P1"/>
      <text:p text:style-name="P4">Constitutes the need to set up a warp teleportation system between the new PA location and the central capital territories (Osbos/spawn), due to the big distance.</text:p>
      <text:p text:style-name="P4">The details of this are to be worked out by the CotS.</text:p>
      <text:p text:style-name="P4"/>
      <text:p text:style-name="P4">This motion is conditional on the passing of M47-2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47-2-1: Enable warp between the new PA and the capital territori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3T18:49:14.289881224</dc:date>
    <meta:editing-duration>PT3M43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85" meta:character-count="511" meta:non-whitespace-character-count="435"/>
  </office:meta>
</office:document-meta>
</file>